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505050" loext:opacity="100%" style:font-name="Consolas" fo:font-size="8.39999961853027pt" fo:letter-spacing="normal" fo:font-style="normal" fo:font-weight="normal" style:font-weight-asian="bold" style:font-weight-complex="bold" loext:padding="0cm" loext:border="none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505050" loext:opacity="100%" style:font-name="Consolas" fo:font-size="8.39999961853027pt" fo:letter-spacing="normal" fo:font-style="normal" fo:font-weight="normal" loext:padding="0cm" loext:border="none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505050" loext:opacity="100%" fo:letter-spacing="normal" loext:padding="0cm" loext:border="none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0cc3ec" style:font-weight-asian="bold" style:font-weight-complex="bold"/>
    </style:style>
    <style:style style:name="T1" style:family="text">
      <style:text-properties fo:language="en" fo:country="US" officeooo:rsid="000cc3ec"/>
    </style:style>
    <style:style style:name="T2" style:family="text">
      <style:text-properties style:font-name="Consolas" fo:font-size="8.39999961853027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Пустьбегут неуклюже (9-10 секунда. начиная со слов пусть бегут неуклюже)</text:p>
      <text:p text:style-name="P5"/>
      <text:p text:style-name="P1"><text:bookmark text:name="lyrics-original"/>Пусть бегут неуклюже</text:p>
      <text:p text:style-name="P2">Пешеходы по лужам,</text:p>
      <text:p text:style-name="P2">А вода по асфальту рекой.</text:p>
      <text:p text:style-name="P2">И не ясно прохожим</text:p>
      <text:p text:style-name="P2">В этот день непогожий,</text:p>
      <text:p text:style-name="P2">Почему я весёлый такой.</text:p>
      <text:p text:style-name="P4"/>
      <text:p text:style-name="P2">Я играю на гармошке</text:p>
      <text:p text:style-name="P2">У прохожих на виду...</text:p>
      <text:p text:style-name="P2">К сожаленью, день рожденья</text:p>
      <text:p text:style-name="P2">Только раз в году.</text:p>
      <text:p text:style-name="P4"/>
      <text:p text:style-name="P2">Прилетит вдруг волшебник</text:p>
      <text:p text:style-name="P2">В голубом вертолёте</text:p>
      <text:p text:style-name="P2">И бесплатно покажет кино.</text:p>
      <text:p text:style-name="P2">С днём рожденья поздравит</text:p>
      <text:p text:style-name="P2">И, наверно, оставит</text:p>
      <text:p text:style-name="P2">Мне в подарок пятьсот эскимо.</text:p>
      <text:p text:style-name="P4"/>
      <text:p text:style-name="P2">Я играю на гармошке</text:p>
      <text:p text:style-name="P2">У прохожих на виду...</text:p>
      <text:p text:style-name="P2">К сожаленью, день рожденья</text:p>
      <text:p text:style-name="P2">Только раз в году.</text:p>
      <text:p text:style-name="P2">К сожаленью, день рожденья</text:p>
      <text:p text:style-name="P2">Только раз в году.</text:p>
      <text:p text:style-name="P2"/>
      <text:p text:style-name="P5"/>
      <text:p text:style-name="P5">Песня про зайцев (39-40 секунда, со слов "А нам все равно, А нам все равно, Пусть боимся мы Волка и сову") <text:s/></text:p>
      <text:p text:style-name="P1"><text:bookmark text:name="lyrics-original1"/>В темно-синем лесу, Где трепещут осины, Где с дубов колдунов Облетает листва</text:p>
      <text:p text:style-name="P2">На поляне траву, Зайцы в полночь косили И при этом напевали Странные слова</text:p>
      <text:p text:style-name="P4"/>
      <text:p text:style-name="P2">А нам все равно, А нам все равно, Пусть боимся мы Волка и сову</text:p>
      <text:p text:style-name="P2">Дело есть у нас, В самый жуткий час Мы волшебную Косим трын-траву</text:p>
      <text:p text:style-name="P2">А нам все равно А нам все равно, Твердо верим мы В древнюю молву</text:p>
      <text:p text:style-name="P2">Храбрым станет тот Кто три раза в год, В самый жуткий час Косит трын-траву</text:p>
      <text:p text:style-name="P4"/>
      <text:p text:style-name="P2">А дубы колдуны, Что-то шепчут в тумане, У поганых болот Чьи-то тени встают</text:p>
      <text:p text:style-name="P2">Косят зайцы траву, Трын-траву на поляне, И от страха все быстрее Песенку поют</text:p>
      <text:p text:style-name="P2">А нам все равно, А нам все равно, Пусть боимся мы Волка и сову</text:p>
      <text:p text:style-name="P2">Дело есть у нас, В самый жуткий час Мы волшебную Косим трын-траву</text:p>
      <text:p text:style-name="P4"/>
      <text:p text:style-name="P2">А нам все равно А нам все равно, Станем мы храбрей, И отважней льва</text:p>
      <text:p text:style-name="P2">Устоим сейчас, В самый жуткий час, Все напасти нам Будут трын-трава</text:p>
      <text:p text:style-name="P4"/>
      <text:p text:style-name="P2">А нам все равно, А нам все равно, Пусть боимся мы Волка и сову</text:p>
      <text:p text:style-name="P2">Дело есть у нас, В самый жуткий час Мы волшебную Косим трын-траву</text:p>
      <text:p text:style-name="P4"/>
      <text:p text:style-name="P2">Весь покрытый зеленью абсолютно весь, Остров невезения в океане есть</text:p>
      <text:p text:style-name="P2">Остров невезения в океане есть, Весь покрытый зеленью абсолютно весь</text:p>
      <text:p text:style-name="P4"/>
      <text:p text:style-name="P2">Там живут несчастные люди-дикари, На лицо ужасные добрые внутри</text:p>
      <text:p text:style-name="P2">На лицо ужасные добрые внутри, Там живут несчастные люди-дикари</text:p>
      <text:p text:style-name="P4"/>
      <text:p text:style-name="P2">А нам все равно, А нам все равно, Пусть боимся мы Волка и сову</text:p>
      <text:p text:style-name="P2">Дело есть у нас, В самый жуткий час Мы волшебную Косим трын-траву</text:p>
      <text:p text:style-name="P2">А нам все равно А нам все равно, Твердо верим мы В древнюю молву</text:p>
      <text:p text:style-name="P2">Храбрым станет тот Кто три раза в год, В самый жуткий час Косит трын-траву</text:p>
      <text:p text:style-name="P2"/>
      <text:p text:style-name="P2"/>
      <text:p text:style-name="P2"/>
      <text:p text:style-name="P5"/>
      <text:p text:style-name="P5">розовая пантера (примерно с первого проигрыша 12-13 секунда)</text:p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Трава у дома (со слов Земля в иллюминаторе, земля в иллюминаторе<text:span text:style-name="T1">)</text:span></text:p>
      <text:p text:style-name="P1"><text:bookmark text:name="lyrics-original2"/><text:span text:style-name="T1">Земля в иллюминаторе</text:span></text:p>
      <text:p text:style-name="P2">Земля в иллюминаторе</text:p>
      <text:p text:style-name="P2">Земля в иллюминаторе видна</text:p>
      <text:p text:style-name="P2">Как сын грустит о матери как сын грустит о матери</text:p>
      <text:p text:style-name="P2">Грустим мы о Земле она одна</text:p>
      <text:p text:style-name="P2">А звезды тем не менее а звезды тем не менее</text:p>
      <text:p text:style-name="P2">Чуть ближе но все так же холодны</text:p>
      <text:p text:style-name="P2">И как в часы затмения и как в часы затмения</text:p>
      <text:p text:style-name="P2">Ждем света и земные видим сны</text:p>
      <text:p text:style-name="P2">И снится нам не рокот космодрома</text:p>
      <text:p text:style-name="P2">Ни эта ледяная синева а снится нам трава</text:p>
      <text:p text:style-name="P2">Трава у дома зеленая зеленая трава</text:p>
      <text:p text:style-name="P2">А мы летим орбитами путями не избитыми</text:p>
      <text:p text:style-name="P2">Прошит метеоритами простор</text:p>
      <text:p text:style-name="P2">Оправдан риск и мужество космическая музыка</text:p>
      <text:p text:style-name="P2">Вплывает в деловой наш разговор</text:p>
      <text:p text:style-name="P2">В какой-то дымке матовой</text:p>
      <text:p text:style-name="P2">Земля в иллюминаторе</text:p>
      <text:p text:style-name="P2">Вечерняя и ранняя заря</text:p>
      <text:p text:style-name="P2">А сын грустит о матери а сын грустит о матери</text:p>
      <text:p text:style-name="P2">Ждет сына мать а сыновей Земля</text:p>
      <text:p text:style-name="P2">И снится нам не рокот космодрома</text:p>
      <text:p text:style-name="P2">Ни эта ледяная синева а снится нам трава</text:p>
      <text:p text:style-name="P2">Трава у дома зеленая зеленая трава</text:p>
      <text:p text:style-name="P2">И снится нам не рокот космодрома</text:p>
      <text:p text:style-name="P2">Ни эта ледяная синева а снится нам трава</text:p>
      <text:p text:style-name="P2">Трава у дома зеленая зеленая трава</text:p>
      <text:p text:style-name="P2">И снится нам не рокот космодрома</text:p>
      <text:p text:style-name="P2">Ни эта ледяная синева а снится нам трава</text:p>
      <text:p text:style-name="P2">Трава у дома зеленая зеленая трава</text:p>
      <text:p text:style-name="P5"><text:span text:style-name="T1"/></text:p>
      <text:p text:style-name="P5"><text:span text:style-name="T1"/></text:p>
      <text:p text:style-name="P5"><text:span text:style-name="T1">полковнику никто не пишет (с 0й секунды)</text:span></text:p>
      <text:p text:style-name="P1"><text:bookmark text:name="lyrics-original3"/><text:span text:style-name="T1">Большие города,</text:span></text:p>
      <text:p text:style-name="P2">Пустые поезда,</text:p>
      <text:p text:style-name="P2">Ни берега, ни дна -</text:p>
      <text:p text:style-name="P2">Всё начинать сначала.</text:p>
      <text:p text:style-name="P2">Холодная война</text:p>
      <text:p text:style-name="P2">И время, как вода,</text:p>
      <text:p text:style-name="P2">Он не сошёл с ума,</text:p>
      <text:p text:style-name="P2">Ты ничего не знала.</text:p>
      <text:p text:style-name="P4"/>
      <text:p text:style-name="P2">Полковнику никто</text:p>
      <text:p text:style-name="P2">Не пишет,</text:p>
      <text:p text:style-name="P2">Полковника никто</text:p>
      <text:p text:style-name="P2">Не ждёт.</text:p>
      <text:p text:style-name="P4"/>
      <text:p text:style-name="P2">На линии огня</text:p>
      <text:p text:style-name="P2">Пустые города,</text:p>
      <text:p text:style-name="P2">В которых никогда</text:p>
      <text:p text:style-name="P2">Ты раньше не бывала.</text:p>
      <text:p text:style-name="P2">Вернутся поезда</text:p>
      <text:p text:style-name="P2">На тонкие слова,</text:p>
      <text:p text:style-name="P2">Он не сошёл с ума,</text:p>
      <text:p text:style-name="P2">Ты ничего не знала.</text:p>
      <text:p text:style-name="P4"/>
      <text:p text:style-name="P2">Полковнику никто</text:p>
      <text:p text:style-name="P2">Не пишет,</text:p>
      <text:p text:style-name="P2">Полковника никто</text:p>
      <text:p text:style-name="P2">Не ждёт.</text:p>
      <text:p text:style-name="P2">Полковнику никто</text:p>
      <text:p text:style-name="P2">Не пишет,</text:p>
      <text:p text:style-name="P2">Полковника никто</text:p>
      <text:p text:style-name="P2">Не ждёт.</text:p>
      <text:p text:style-name="P2">Полковнику никто</text:p>
      <text:p text:style-name="P2">Не пишет,</text:p>
      <text:p text:style-name="P2"><text:soft-page-break/>Полковника никто</text:p>
      <text:p text:style-name="P2">Не ждёт.</text:p>
      <text:p text:style-name="P5"><text:span text:style-name="T1"/></text:p>
      <text:p text:style-name="P5"><text:span text:style-name="T1">Песенка о медведях (проигрыш 33-42 секунды)</text:span></text:p>
      <text:p text:style-name="P1"><text:bookmark text:name="lyrics-original4"/><text:span text:style-name="T1">Где-то на белом свете </text:span></text:p>
      <text:p text:style-name="P2">Там где всегда мороз </text:p>
      <text:p text:style-name="P2">Трутся спиной медведи </text:p>
      <text:p text:style-name="P2">О земную ось </text:p>
      <text:p text:style-name="P4"/>
      <text:p text:style-name="P2">Мимо плывут столетия </text:p>
      <text:p text:style-name="P2">Спят подо льдом моря </text:p>
      <text:p text:style-name="P2">Трутся об ось медведи </text:p>
      <text:p text:style-name="P2">Вертится земля </text:p>
      <text:p text:style-name="P4"/>
      <text:p text:style-name="P2">Припев: </text:p>
      <text:p text:style-name="P2">Ля ля ля ля ля ля ля </text:p>
      <text:p text:style-name="P2">Вертится быстрей земля </text:p>
      <text:p text:style-name="P2">Ля ля ля ля ля ля ля </text:p>
      <text:p text:style-name="P2">Вертится быстрей земля </text:p>
      <text:p text:style-name="P4"/>
      <text:p text:style-name="P2">Крутят они, стараясь </text:p>
      <text:p text:style-name="P2">Вертят земную ось </text:p>
      <text:p text:style-name="P2">Чтобы влюблённым раньше </text:p>
      <text:p text:style-name="P2">Встретиться пришлось </text:p>
      <text:p text:style-name="P4"/>
      <text:p text:style-name="P2">Чтобы однажды утром </text:p>
      <text:p text:style-name="P2">Раньше на год иль два </text:p>
      <text:p text:style-name="P2">Кто - то сказал кому - то </text:p>
      <text:p text:style-name="P2">Главные слова </text:p>
      <text:p text:style-name="P4"/>
      <text:p text:style-name="P2">Припев </text:p>
      <text:p text:style-name="P4"/>
      <text:p text:style-name="P2">Вслед за весенним ливнем </text:p>
      <text:p text:style-name="P2">Раньше придёт рассвет </text:p>
      <text:p text:style-name="P2">И для двоих счастливых </text:p>
      <text:p text:style-name="P2">Много - много лет </text:p>
      <text:p text:style-name="P4"/>
      <text:p text:style-name="P2">Будут сверкать зарницы </text:p>
      <text:p text:style-name="P2">Будут ручьи звенеть </text:p>
      <text:p text:style-name="P2">Будет туман клубиться </text:p>
      <text:p text:style-name="P2">Белый как медведь </text:p>
      <text:p text:style-name="P4"/>
      <text:p text:style-name="P2">Припев </text:p>
      <text:p text:style-name="P2">1+2 куплет </text:p>
      <text:p text:style-name="P2">Припев 2 р</text:p>
      <text:p text:style-name="P5"><text:span text:style-name="T1"/></text:p>
      <text:p text:style-name="P5"><text:span text:style-name="T1">Черный кот (слова "а пока наоборот, только черному коту и не везет - в ютубе 33-44 секунды" </text:span></text:p>
      <text:p text:style-name="P5"><text:span text:style-name="T1"/></text:p>
      <text:p text:style-name="P1"><text:bookmark text:name="lyrics-original5"/><text:span text:style-name="T1">Жил да был черный кот за углом, </text:span></text:p>
      <text:p text:style-name="P2">И кота ненавидел весь дом, </text:p>
      <text:p text:style-name="P2">Только песня совсем не о том, </text:p>
      <text:p text:style-name="P2">Как не ладили лю-ди с котом. </text:p>
      <text:p text:style-name="P3"><text:s/></text:p>
      <text:p text:style-name="P2">Припев: </text:p>
      <text:p text:style-name="P3"><text:s/></text:p>
      <text:p text:style-name="P3"><text:s text:c="2"/><text:span text:style-name="T2">Говорят, не повезет, </text:span></text:p>
      <text:p text:style-name="P3"><text:s text:c="2"/><text:span text:style-name="T2">Если черный кот дорогу перейдет, </text:span></text:p>
      <text:p text:style-name="P3"><text:s text:c="2"/><text:span text:style-name="T2">А пока, наоборот, </text:span></text:p>
      <text:p text:style-name="P3"><text:s text:c="2"/><text:span text:style-name="T2">Только черному коту и не везет. </text:span></text:p>
      <text:p text:style-name="P3"><text:s/></text:p>
      <text:p text:style-name="P2">Целый день во дворе суета - </text:p>
      <text:p text:style-name="P2">Прогоняют с дороги кота, </text:p>
      <text:p text:style-name="P2">Только песня совсем не о том, </text:p>
      <text:p text:style-name="P2">Как охотился двор за котом. </text:p>
      <text:p text:style-name="P3"><text:s/></text:p>
      <text:p text:style-name="P2">Припев: </text:p>
      <text:p text:style-name="P3"><text:s/></text:p>
      <text:p text:style-name="P3"><text:soft-page-break/><text:s text:c="2"/><text:span text:style-name="T2">Говорят, не повезет, </text:span></text:p>
      <text:p text:style-name="P3"><text:s text:c="2"/><text:span text:style-name="T2">Если черный кот дорогу перейдет, </text:span></text:p>
      <text:p text:style-name="P3"><text:s text:c="2"/><text:span text:style-name="T2">А пока, наоборот, </text:span></text:p>
      <text:p text:style-name="P3"><text:s text:c="2"/><text:span text:style-name="T2">Только черному коту и не везет. </text:span></text:p>
      <text:p text:style-name="P3"><text:s/></text:p>
      <text:p text:style-name="P2">Даже с кошкой своей за версту </text:p>
      <text:p text:style-name="P2">Приходилось встречаться коту, </text:p>
      <text:p text:style-name="P2">Только песня совсем не о том, </text:p>
      <text:p text:style-name="P2">Как мурлыкала кошка с котом. </text:p>
      <text:p text:style-name="P3"><text:s/></text:p>
      <text:p text:style-name="P2">Припев: </text:p>
      <text:p text:style-name="P3"><text:s/></text:p>
      <text:p text:style-name="P3"><text:s text:c="2"/><text:span text:style-name="T2">Говорят, не повезет, </text:span></text:p>
      <text:p text:style-name="P3"><text:s text:c="2"/><text:span text:style-name="T2">Если черный кот дорогу перейдет, </text:span></text:p>
      <text:p text:style-name="P3"><text:s text:c="2"/><text:span text:style-name="T2">А пока, наоборот, </text:span></text:p>
      <text:p text:style-name="P3"><text:s text:c="2"/><text:span text:style-name="T2">Только черному коту и не везет. </text:span></text:p>
      <text:p text:style-name="P3"><text:s/></text:p>
      <text:p text:style-name="P2">Бедный кот от ушей до хвоста </text:p>
      <text:p text:style-name="P2">Был черней, чем сама чернота, </text:p>
      <text:p text:style-name="P2">Да и песенка, в общем, о том, </text:p>
      <text:p text:style-name="P2">Как обидно быть черным котом. </text:p>
      <text:p text:style-name="P3"><text:s/></text:p>
      <text:p text:style-name="P2">Припев: </text:p>
      <text:p text:style-name="P3"><text:s/></text:p>
      <text:p text:style-name="P3"><text:s text:c="2"/><text:span text:style-name="T2">Говорят, не повезет, </text:span></text:p>
      <text:p text:style-name="P3"><text:s text:c="2"/><text:span text:style-name="T2">Если черный кот дорогу перейдет, </text:span></text:p>
      <text:p text:style-name="P3"><text:s text:c="2"/><text:span text:style-name="T2">А пока, наоборот, </text:span></text:p>
      <text:p text:style-name="P3"><text:s/><text:span text:style-name="T2">Только черному коту и не везет.</text:span></text:p>
      <text:p text:style-name="P5"><text:span text:style-name="T1"/></text:p>
      <text:p text:style-name="P5"><text:span text:style-name="T1">Ералаш (с <text:s/>23 секунды )</text:span></text:p>
      <text:p text:style-name="P1"><text:bookmark text:name="lyrics-original6"/><text:span text:style-name="T1">Мальчишки и девчонки!</text:span></text:p>
      <text:p text:style-name="P2">А также их родители!</text:p>
      <text:p text:style-name="P2">Весёлые истории</text:p>
      <text:p text:style-name="P2">Увидеть, не хотите ли?</text:p>
      <text:p text:style-name="P2">Весёлые истории экран покажет наш,</text:p>
      <text:p text:style-name="P2">Весёлые истории в журнале "Ералаш"!</text:p>
      <text:p text:style-name="P2">Па-пара-пада-па-</text:p>
      <text:p text:style-name="P2">Па-пара-пада-па-</text:p>
      <text:p text:style-name="P2">Па-пара-пада-па-па, пам!</text:p>
      <text:p text:style-name="P2">В журнале "Ералаш"!</text:p>
      <text:p text:style-name="P5"><text:span text:style-name="T1"/></text:p>
      <text:p text:style-name="P5"><text:span text:style-name="T1">Крылатые качели (то что дудочкой играется с 5 секунды: в юном месяце апреле)</text:span></text:p>
      <text:p text:style-name="P1"><text:bookmark text:name="lyrics-original7"/><text:span text:style-name="T1">В юном месяце апреле</text:span></text:p>
      <text:p text:style-name="P2">В старом парке тает снег</text:p>
      <text:p text:style-name="P2">И крылатые качели</text:p>
      <text:p text:style-name="P2">Начинают свой разбег.</text:p>
      <text:p text:style-name="P2">Позабыто все на свете,</text:p>
      <text:p text:style-name="P2">Сердце замерло в груди –</text:p>
      <text:p text:style-name="P2">Только небо, только ветер,</text:p>
      <text:p text:style-name="P2">Только радость впереди.</text:p>
      <text:p text:style-name="P4"/>
      <text:p text:style-name="P2">Взмывая выше ели, не ведая преград,</text:p>
      <text:p text:style-name="P2">Крылатые качели летят, летят, летят.</text:p>
      <text:p text:style-name="P4"/>
      <text:p text:style-name="P2">Детство кончится когда-то,</text:p>
      <text:p text:style-name="P2">Ведь оно не всегда.</text:p>
      <text:p text:style-name="P2">Станут взрослыми ребята –</text:p>
      <text:p text:style-name="P2">Разлетятся кто куда.</text:p>
      <text:p text:style-name="P2">А пока мы только дети –</text:p>
      <text:p text:style-name="P2">Нам расти еще расти.</text:p>
      <text:p text:style-name="P2">Только небо, только ветер,</text:p>
      <text:p text:style-name="P2">Только счастье впереди.</text:p>
      <text:p text:style-name="P4"/>
      <text:p text:style-name="P2">Взмывая выше ели, не ведая преград,</text:p>
      <text:p text:style-name="P2">Крылатые качели летят, летят, летят.</text:p>
      <text:p text:style-name="P4"/>
      <text:p text:style-name="P2">Шар земной быстрей кружится</text:p>
      <text:p text:style-name="P2">От весенней кутерьмы.</text:p>
      <text:p text:style-name="P2">И поют от счастья птицы,</text:p>
      <text:p text:style-name="P2"><text:soft-page-break/>И поем как птицы мы.</text:p>
      <text:p text:style-name="P2">Позабыто все на свете,</text:p>
      <text:p text:style-name="P2">Сердце замерло в груди –</text:p>
      <text:p text:style-name="P2">Только небо, только ветер,</text:p>
      <text:p text:style-name="P2">Только счастье впереди.</text:p>
      <text:p text:style-name="P4"/>
      <text:p text:style-name="P2">Взмывая выше ели, не ведая преград,</text:p>
      <text:p text:style-name="P2">Крылатые качели летят, летят, летят.</text:p>
      <text:p text:style-name="P2"/>
      <text:p text:style-name="P2"/>
      <text:p text:style-name="P6">Jingle Bells(c 29 секунды - ноты те что голосом)</text:p>
      <text:p text:style-name="P5"><text:span text:style-name="T1"/></text:p>
      <text:p text:style-name="P5"><text:span text:style-name="T1">В лесу родилась елочка(с 0)</text:span></text:p>
      <text:p text:style-name="P1"><text:bookmark text:name="lyrics-original8"/><text:span text:style-name="T1">В лесу родилась елочка,</text:span></text:p>
      <text:p text:style-name="P2">В лесу она росла,</text:p>
      <text:p text:style-name="P2">Зимой и летом стройная, зеленая была.</text:p>
      <text:p text:style-name="P2">Зимой и летом стройная, зеленая была.</text:p>
      <text:p text:style-name="P4"/>
      <text:p text:style-name="P2">Метель ей пела песенку:</text:p>
      <text:p text:style-name="P2">"Спи, елочка, бай-бай!"</text:p>
      <text:p text:style-name="P2">Мороз снежком укутывал:</text:p>
      <text:p text:style-name="P2">"Смотри, не замерзай!"</text:p>
      <text:p text:style-name="P2">Мороз снежком укутывал</text:p>
      <text:p text:style-name="P2">"Смотри, не замерзай!"</text:p>
      <text:p text:style-name="P4"/>
      <text:p text:style-name="P2">Трусишка зайка серенький</text:p>
      <text:p text:style-name="P2">Под елочкой скакал.</text:p>
      <text:p text:style-name="P2">Порою волк, сердитый волк, рысцою пробегал.</text:p>
      <text:p text:style-name="P2">Порою волк, сердитый волк, рысцою пробегал.</text:p>
      <text:p text:style-name="P4"/>
      <text:p text:style-name="P2">Чу! Снег по лесу частому</text:p>
      <text:p text:style-name="P2">Под полозом скрипит;</text:p>
      <text:p text:style-name="P2">Лошадка мохноногая торопится, бежит.</text:p>
      <text:p text:style-name="P2">Лошадка мохноногая торопится, бежит.</text:p>
      <text:p text:style-name="P4"/>
      <text:p text:style-name="P2">Везет лошадка дровеньки,</text:p>
      <text:p text:style-name="P2">А в дровнях мужичок,</text:p>
      <text:p text:style-name="P2">Срубил он нашу елочку под самый корешок.</text:p>
      <text:p text:style-name="P2">Срубил он нашу елочку под самый корешок.</text:p>
      <text:p text:style-name="P4"/>
      <text:p text:style-name="P2">И вот она, нарядная,</text:p>
      <text:p text:style-name="P2">На праздник к нам пришла,</text:p>
      <text:p text:style-name="P2">И много, много радости детишкам принесла.</text:p>
      <text:p text:style-name="P2">И много, много радости детишкам принесла.</text:p>
      <text:p text:style-name="P5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2T00:11:46.226000000</meta:creation-date>
    <meta:print-date>2020-12-22T00:24:08.448000000</meta:print-date>
    <dc:date>2020-12-22T00:30:55.251000000</dc:date>
    <meta:editing-duration>PT6M30S</meta:editing-duration>
    <meta:editing-cycles>1</meta:editing-cycles>
    <meta:document-statistic meta:table-count="0" meta:image-count="0" meta:object-count="0" meta:page-count="5" meta:paragraph-count="263" meta:word-count="1282" meta:character-count="7379" meta:non-whitespace-character-count="6232"/>
    <meta:generator>LibreOffice/7.0.4.2$Windows_X86_64 LibreOffice_project/dcf040e67528d9187c66b2379df5ea4407429775</meta:generator>
  </office:meta>
</office:document-meta>
</file>